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2"/>
    <style:style style:name="P38" style:family="paragraph" style:parent-style-name="Standard" style:list-style-name="L33"/>
    <style:style style:name="P39" style:family="paragraph" style:parent-style-name="Standard" style:list-style-name="L34"/>
    <style:style style:name="P40" style:family="paragraph" style:parent-style-name="Standard" style:list-style-name="L35"/>
    <style:style style:name="P41" style:family="paragraph" style:parent-style-name="Standard" style:list-style-name="L36"/>
    <style:style style:name="P42" style:family="paragraph" style:parent-style-name="Standard" style:list-style-name="L37"/>
    <style:style style:name="P43" style:family="paragraph" style:parent-style-name="Standard" style:list-style-name="L38"/>
    <style:style style:name="P44" style:family="paragraph" style:parent-style-name="Standard" style:list-style-name="L39"/>
    <style:style style:name="P45" style:family="paragraph" style:parent-style-name="Standard" style:list-style-name="L40"/>
    <style:style style:name="P46" style:family="paragraph" style:parent-style-name="Standard" style:list-style-name="L41"/>
    <style:style style:name="P47" style:family="paragraph" style:parent-style-name="Standard" style:list-style-name="L42"/>
    <style:style style:name="P48" style:family="paragraph" style:parent-style-name="Standard" style:list-style-name="L43"/>
    <style:style style:name="P49" style:family="paragraph" style:parent-style-name="Standard" style:list-style-name="L45"/>
    <style:style style:name="P50" style:family="paragraph" style:parent-style-name="Standard" style:list-style-name="L4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ersion history <text:s/>(PyOTE description is at end)</text:p>
      <text:p text:style-name="P2"/>
      <text:p text:style-name="Standard"/>
      <text:p text:style-name="Standard">version 3.3.2:</text:p>
      <text:list xml:id="list8288599716171422125" text:style-name="L45">
        <text:list-item>
          <text:p text:style-name="P49">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737752892117008241" text:style-name="L1">
        <text:list-item>
          <text:p text:style-name="P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608986982988561298" text:style-name="L2">
        <text:list-item>
          <text:p text:style-name="P7">Changed main plot so that the scroll wheel only zooms the x axis.</text:p>
        </text:list-item>
        <text:list-item>
          <text:p text:style-name="P7">Changed lightcurve plot so that it conforms properly to 'start-of-exposure'.<text:line-break/></text:p>
        </text:list-item>
      </text:list>
      <text:p text:style-name="Standard">version 3.2.8</text:p>
      <text:list xml:id="list8288630787152912653" text:style-name="L3">
        <text:list-item>
          <text:p text:style-name="P8">Changed font size in help files --- it was fine for Mac but too big for Win10<text:line-break/></text:p>
        </text:list-item>
      </text:list>
      <text:p text:style-name="Standard">version 3.2.7</text:p>
      <text:list xml:id="list4970318653716591874" text:style-name="L4">
        <text:list-item>
          <text:p text:style-name="P9">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062945992117011532" text:style-name="L5">
        <text:list-item>
          <text:p text:style-name="P10">This is a 'cosmetic' release --- there should be NO detectable differences from version 3.2.5 in terms of functionality.</text:p>
        </text:list-item>
        <text:list-item>
          <text:p text:style-name="P10">All python files were brought into compliance with PEP 8 coding standards. <text:s/>Only I care about that.</text:p>
        </text:list-item>
        <text:list-item>
          <text:p text:style-name="P1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0">All this 'cosmetic' work is in preparation for working on PyOTE issues again.<text:line-break/> </text:p>
        </text:list-item>
      </text:list>
      <text:p text:style-name="Standard">version 3.2.5</text:p>
      <text:list xml:id="list471879661072651812" text:style-name="L6">
        <text:list-item>
          <text:p text:style-name="P11">Added special test for Tangra files to detect the empty fields (which MUST be <text:soft-page-break/>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7261773641580899976" text:style-name="L7">
        <text:list-item>
          <text:p text:style-name="P12">Modified the test for newer version to accommodate the different strings returned by pip 18.1 and pip 19.0+</text:p>
        </text:list-item>
        <text:list-item>
          <text:p text:style-name="P12">Added ability to invoke PyOTE from PyMovie with an externally supplied csv file that is automatically opened.<text:line-break/></text:p>
        </text:list-item>
      </text:list>
      <text:p text:style-name="Standard">version 3.2.3</text:p>
      <text:list xml:id="list8612969801123985993" text:style-name="L8">
        <text:list-item>
          <text:p text:style-name="P13">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3">Added support for the PyMovie csv format<text:line-break/></text:p>
        </text:list-item>
      </text:list>
      <text:p text:style-name="Standard">version 3.2.1</text:p>
      <text:list xml:id="list3132163592049485501" text:style-name="L9">
        <text:list-item>
          <text:p text:style-name="P14">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388408197229247254" text:style-name="L10">
        <text:list-item>
          <text:p text:style-name="P15">Changed GUI to better align text on min max edit boxes to avoid confusion.<text:line-break/></text:p>
        </text:list-item>
      </text:list>
      <text:p text:style-name="Standard">version 3.1.9</text:p>
      <text:list xml:id="list118823510923015413" text:style-name="L11">
        <text:list-item>
          <text:p text:style-name="P16">Fixed a bug in the test for a min/max solution search being constrained by a too large min value.<text:line-break/></text:p>
        </text:list-item>
      </text:list>
      <text:p text:style-name="Standard">version 3.1.8</text:p>
      <text:list xml:id="list569564044138888962" text:style-name="L12">
        <text:list-item>
          <text:p text:style-name="P17">version 3.1.7 was released without an updated version history. <text:s/>Here is what was changed in 3.1.7:<text:line-break/></text:p>
        </text:list-item>
        <text:list-item>
          <text:p text:style-name="P17">Added the ability to write the data table that is displayed in the lower left corner of the GUI out as a csv file. <text:s/>Now, if timestamps and block integration operations are performed on the input file, those results can be preserved in a csv file.<text:line-break/><text:line-break/><text:soft-pag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4551419248290943750" text:style-name="L13">
        <text:list-item>
          <text:p text:style-name="P18">Values entered in the Manual Timestamp Entry dialog box are now 'sticky', thus making corrections easy to do without requiring re-entry of all data. </text:p>
          <text:p text:style-name="P18"><text:line-break/>Also trapped is the case where a user has entered a custom frame time but failed to click the radio button indicating that it is to be used.<text:line-break/></text:p>
        </text:list-item>
      </text:list>
      <text:p text:style-name="Standard">version 3.1.5:</text:p>
      <text:list xml:id="list698770283250311945" text:style-name="L14">
        <text:list-item>
          <text:p text:style-name="P1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6276597843241520468" text:style-name="L15">
        <text:list-item>
          <text:p text:style-name="P20">Fixed error in new dropped reading detection logic when light curve was processed in field mode.<text:line-break/></text:p>
        </text:list-item>
        <text:list-item>
          <text:p text:style-name="P20">Cleaned up some language in tooltips.<text:line-break/></text:p>
        </text:list-item>
      </text:list>
      <text:p text:style-name="Standard">version 3.1.3:</text:p>
      <text:list xml:id="list8728191262463393192" text:style-name="L16">
        <text:list-item>
          <text:p text:style-name="P2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21">Eliminated the 'entry num' column in the data matrix at the lower left of the GUI. The 'entry num' is unused and a possible source of confusion with the frame or field number for the unwary.<text:line-break/></text:p>
        </text:list-item>
        <text:list-item>
          <text:p text:style-name="P21">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395961638935888684" text:style-name="L17">
        <text:list-item>
          <text:p text:style-name="P22"><text:soft-page-break/>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016885147220306851" text:style-name="L18">
        <text:list-item>
          <text:p text:style-name="P2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2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23">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4470380107180527415" text:style-name="L19">
        <text:list-item>
          <text:p text:style-name="P24">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1667238021140234327" text:style-name="L20">
        <text:list-item>
          <text:p text:style-name="P2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841704051374058248" text:style-name="L21">
        <text:list-item>
          <text:p text:style-name="P26">Restored the vertical splitter between the command/plot area and the table/report area. <text:s/>Somewhere along the line this capability was accidentally removed, and the lack of the splitter was not noticed. <text:s/>Now it’s back.<text:line-break/><text:soft-page-break/> </text:p>
        </text:list-item>
      </text:list>
      <text:p text:style-name="Standard">version 3.0.0:</text:p>
      <text:list xml:id="list4257727912824086068" text:style-name="L22">
        <text:list-item>
          <text:p text:style-name="P27">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700038001999852089" text:style-name="L23">
        <text:list-item>
          <text:p text:style-name="P28">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097037993466472641" text:style-name="L24">
        <text:list-item>
          <text:p text:style-name="P29">Disable the Accept integration button when user overrides an automatic block analysis with a manual block selection followed by a click on the Block integrate button.<text:line-break/></text:p>
        </text:list-item>
      </text:list>
      <text:p text:style-name="Standard">version 2.1.4:</text:p>
      <text:list xml:id="list3536636767449108418" text:style-name="L25">
        <text:list-item>
          <text:p text:style-name="P30">Corrected a bug that kept manual selection of block integration from being performed after a refusal to accept the automatic block analysis results.<text:line-break/></text:p>
        </text:list-item>
      </text:list>
      <text:p text:style-name="Standard">version 2.1.3:</text:p>
      <text:list xml:id="list1126870545990217880" text:style-name="L26">
        <text:list-item>
          <text:p text:style-name="P3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859080594555802676" text:style-name="L27">
        <text:list-item>
          <text:p text:style-name="P3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129500587821707065" text:style-name="L28">
        <text:list-item>
          <text:p text:style-name="P33">Added progress bar tracking of block integration analysis because it can take an extended amount of time to complete the analysis when the light curve has many points.<text:line-break/></text:p>
        </text:list-item>
      </text:list>
      <text:p text:style-name="Standard">version 2.1.0</text:p>
      <text:list xml:id="list8804725947721329882" text:style-name="L29">
        <text:list-item>
          <text:p text:style-name="P34">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2565253736792906403" text:style-name="L30">
        <text:list-item>
          <text:p text:style-name="P35">Made the selection of Tooltip display 'sticky'</text:p>
        </text:list-item>
        <text:list-item>
          <text:p text:style-name="P35"><text:soft-page-break/>Duration calculation when D and R span midnight now handled correctly</text:p>
        </text:list-item>
      </text:list>
      <text:p text:style-name="Standard"/>
      <text:p text:style-name="Standard">version 2.0.8</text:p>
      <text:list xml:id="list9070483605452302565" text:style-name="L31">
        <text:list-item>
          <text:p text:style-name="P36">toolTips changed to invoke and display in a custom dialog box that can be moved and resized to better accommodate legacy displays</text:p>
        </text:list-item>
        <text:list-item>
          <text:p text:style-name="P36">Calc flash timing calculation fixed to properly deal with the non-integer frame numbers that can result from field processed csv files</text:p>
        </text:list-item>
        <text:list-item>
          <text:p text:style-name="P36">Flash timing has been verified to work with integrated light curves</text:p>
        </text:list-item>
        <text:list-item>
          <text:p text:style-name="P3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3284936550674817832" text:style-name="L32">
        <text:list-item>
          <text:p text:style-name="P37">Adds a button to calculate the edge position of an LED timing flash.</text:p>
        </text:list-item>
        <text:list-item>
          <text:p text:style-name="P3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3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37">Adds a checkbox to force manual entry of timestamp info. <text:s/>This is useful when OCR on a VTI timed light curve has catastrophic errors. <text:s/>It is always employed when using LED flash timing.</text:p>
        </text:list-item>
      </text:list>
      <text:list xml:id="list1538607197077221813" text:style-name="L33">
        <text:list-item>
          <text:p text:style-name="P38">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849932103330414710" text:style-name="L34">
        <text:list-item>
          <text:p text:style-name="P39">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626244092350319242" text:style-name="L35">
        <text:list-item>
          <text:p text:style-name="P40">files generated by pyote now contain PYOTE in the filename.<text:line-break/></text:p>
        </text:list-item>
        <text:list-item>
          <text:p text:style-name="P4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7769008458351063599" text:style-name="L36">
        <text:list-item>
          <text:p text:style-name="P41">improves the handling of errors during the reading of Tangra files by showing <text:soft-page-break/>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794374672946404261" text:style-name="L37">
        <text:list-item>
          <text:p text:style-name="P4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314458616849227216" text:style-name="L38">
        <text:list-item>
          <text:p text:style-name="P43">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99950229241898586" text:style-name="L39">
        <text:list-item>
          <text:p text:style-name="P44">improved handling of D and R region selection so that one cannot enter an invalid configuration --- automatic corrections/changes are applied.<text:line-break/></text:p>
        </text:list-item>
        <text:list-item>
          <text:p text:style-name="P4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44">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2732338131409918585" text:style-name="L40">
        <text:list-item>
          <text:p text:style-name="P45">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481898095261769648" text:style-name="L41">
        <text:list-item>
          <text:p text:style-name="P4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46">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text:soft-page-break/>Version 1.45</text:p>
      <text:list xml:id="list323777287753571468" text:style-name="L42">
        <text:list-item>
          <text:p text:style-name="P47">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351193248704029744" text:style-name="L43">
        <text:list-item>
          <text:p text:style-name="P48"><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48">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4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4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e</text:span></text:span>.</text:p>
      <text:p text:style-name="P4"/>
      <text:p text:style-name="P4">Then, type the following line in that command window:</text:p>
      <text:p text:style-name="P4"/>
      <text:list xml:id="list4576842771775985967" text:style-name="L44">
        <text:list-item>
          <text:p text:style-name="P50">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1-31T20:38:37</dc:date>
    <meta:editing-cycles>69</meta:editing-cycles>
    <meta:editing-duration>PT19H6M57S</meta:editing-duration>
    <meta:document-statistic meta:table-count="0" meta:image-count="2" meta:object-count="0" meta:page-count="10" meta:paragraph-count="134" meta:word-count="3729" meta:character-count="21907"/>
    <meta:template xlink:type="simple" xlink:actuate="onRequest" xlink:title="" xlink:href="Normal"/>
  </office:meta>
</office:document-meta>
</file>